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How old are you?</text:p>
      <text:p text:style-name="Normal"/>
      <text:p text:style-name="Normal">16</text:p>
      <text:p text:style-name="Normal"/>
      <text:p text:style-name="P2">What is your gender?</text:p>
      <text:p text:style-name="Normal"/>
      <text:p text:style-name="Normal">Male</text:p>
      <text:p text:style-name="Normal"/>
      <text:p text:style-name="P3">What did you like about the game?</text:p>
      <text:p text:style-name="Normal"/>
      <text:p text:style-name="Normal">The idea of the game is quite unique compared to most games as it creates different challenges like trying to avoid the opponent as you also have to worry about the mines being dropped on top of you, with the seaweed slowing you down too, and is based in a different type of environment (underwater). The collision is also great and the way it is set out<text:s/>is just different to many games, which in my opinion is a good attribute to have.</text:p>
      <text:p text:style-name="Normal"/>
      <text:p text:style-name="P4">What did you dislike about the game?</text:p>
      <text:p text:style-name="Normal"/>
      <text:p text:style-name="Normal">It is a bit slow-paced but however that isn’t too much of a problem.</text:p>
      <text:p text:style-name="Normal"/>
      <text:p text:style-name="P5">How do you think the game could be improved?</text:p>
      <text:p text:style-name="Normal"/>
      <text:p text:style-name="Normal">If it was just a bit quicker-paced, and maybe also if you could progress into different settings with a harder difficulty to it, like say the opponent can get something from spending points which can help defend their submarine, or maybe even things like being able to regenerate health if they are accurate enough to hit a certain target which appears on the opponents side for a limited amount of time, for examp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Xenis</dc:creator>
    <meta:creation-date>2018-04-24T21:48:00Z</meta:creation-date>
    <dc:date>2018-04-24T22:05:00Z</dc:date>
    <meta:template xlink:href="Normal.dotm" xlink:type="simple"/>
    <meta:editing-cycles>1</meta:editing-cycles>
    <meta:editing-duration>PT1020S</meta:editing-duration>
    <meta:document-statistic meta:page-count="1" meta:paragraph-count="2" meta:word-count="163" meta:character-count="1093" meta:row-count="7" meta:non-whitespace-character-count="932"/>
  </office:meta>
</office:document-meta>
</file>